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SRR-382">
            <text:p>SRR-382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780.0">
            <text:p>97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1.03">
            <text:p>1.03</text:p>
          </table:table-cell>
          <table:table-cell office:value-type="float" office:value="1.03">
            <text:p>1.0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2B">
            <text:p>Q-642B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530.0">
            <text:p>953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SRR-381">
            <text:p>SRR-381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8">
            <text:p>3.18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Jardine1982,HarknessWilson1979,ShennanEtal2018">
            <text:p>Jardine1982,HarknessWilson1979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2A">
            <text:p>Q-642A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9620.0">
            <text:p>962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7">
            <text:p>Beta-190487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3740.0">
            <text:p>37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3">
            <text:p>6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190">
            <text:p>Birm-190</text:p>
          </table:table-cell>
          <table:table-cell office:value-type="float" office:value="55.32">
            <text:p>55.32</text:p>
          </table:table-cell>
          <table:table-cell office:value-type="float" office:value="-4.83">
            <text:p>-4.83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54">
            <text:p>3.54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Jardine1982,Jardine1975,ShottonWilliams1971,ShennanEtal2018">
            <text:p>Jardine1982,Jardine1975,ShottonWilliams1971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6">
            <text:p>Beta-190486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6280.0">
            <text:p>62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85">
            <text:p>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5">
            <text:p>Beta-190485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7450.0">
            <text:p>7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52">
            <text:p>5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4">
            <text:p>Beta-190484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5810.0">
            <text:p>5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07">
            <text:p>6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190483">
            <text:p>Beta-190483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6170.0">
            <text:p>617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8">
            <text:p>6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eta-210367">
            <text:p>Beta-210367</text:p>
          </table:table-cell>
          <table:table-cell office:value-type="float" office:value="55.26">
            <text:p>55.26</text:p>
          </table:table-cell>
          <table:table-cell office:value-type="float" office:value="-4.82">
            <text:p>-4.82</text:p>
          </table:table-cell>
          <table:table-cell office:value-type="float" office:value="9460.0">
            <text:p>946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2">
            <text:p>5.7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Q-641">
            <text:p>Q-641</text:p>
          </table:table-cell>
          <table:table-cell office:value-type="float" office:value="55.26">
            <text:p>55.26</text:p>
          </table:table-cell>
          <table:table-cell office:value-type="float" office:value="-4.83">
            <text:p>-4.83</text:p>
          </table:table-cell>
          <table:table-cell office:value-type="float" office:value="9362.0">
            <text:p>9362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Jardine1982,Donner1970,ShennanEtal2018">
            <text:p>Jardine1982,Donner1970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187">
            <text:p>Birm-187</text:p>
          </table:table-cell>
          <table:table-cell office:value-type="float" office:value="55.25">
            <text:p>55.25</text:p>
          </table:table-cell>
          <table:table-cell office:value-type="float" office:value="-4.85">
            <text:p>-4.85</text:p>
          </table:table-cell>
          <table:table-cell office:value-type="float" office:value="8400.0">
            <text:p>8400.0</text:p>
          </table:table-cell>
          <table:table-cell office:value-type="float" office:value="200.0">
            <text:p>2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29">
            <text:p>-0.29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SmithEtal2007,ShennanEtal2018">
            <text:p>SmithEtal2007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GU-373">
            <text:p>GU-373</text:p>
          </table:table-cell>
          <table:table-cell office:value-type="float" office:value="55.6">
            <text:p>55.6</text:p>
          </table:table-cell>
          <table:table-cell office:value-type="float" office:value="-4.64">
            <text:p>-4.64</text:p>
          </table:table-cell>
          <table:table-cell office:value-type="float" office:value="8950.0">
            <text:p>8950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Birm-221">
            <text:p>Birm-221</text:p>
          </table:table-cell>
          <table:table-cell office:value-type="float" office:value="55.6">
            <text:p>55.6</text:p>
          </table:table-cell>
          <table:table-cell office:value-type="float" office:value="-4.65">
            <text:p>-4.65</text:p>
          </table:table-cell>
          <table:table-cell office:value-type="float" office:value="3944.0">
            <text:p>3944.0</text:p>
          </table:table-cell>
          <table:table-cell office:value-type="float" office:value="190.0">
            <text:p>1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68">
            <text:p>8.6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ardine1982,ShottonWilliams1971,ShennanEtal2018">
            <text:p>Jardine1982,ShottonWilliams1971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IGS-149">
            <text:p>IGS-149</text:p>
          </table:table-cell>
          <table:table-cell office:value-type="float" office:value="55.55">
            <text:p>55.55</text:p>
          </table:table-cell>
          <table:table-cell office:value-type="float" office:value="-4.64">
            <text:p>-4.64</text:p>
          </table:table-cell>
          <table:table-cell office:value-type="float" office:value="8015.0">
            <text:p>801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36">
            <text:p>5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Jardine1982,WelinEtal1975,ShennanEtal2018">
            <text:p>Jardine1982,WelinEtal1975,ShennanEtal2018</text:p>
          </table:table-cell>
        </table:table-row>
        <table:table-row>
          <table:table-cell office:value-type="string" office:value="Ayr">
            <text:p>Ayr</text:p>
          </table:table-cell>
          <table:table-cell office:value-type="string" office:value="radiocarbon">
            <text:p>radiocarbon</text:p>
          </table:table-cell>
          <table:table-cell office:value-type="string" office:value="IGS-150">
            <text:p>IGS-150</text:p>
          </table:table-cell>
          <table:table-cell office:value-type="float" office:value="55.55">
            <text:p>55.55</text:p>
          </table:table-cell>
          <table:table-cell office:value-type="float" office:value="-4.64">
            <text:p>-4.64</text:p>
          </table:table-cell>
          <table:table-cell office:value-type="float" office:value="9090.0">
            <text:p>9090.0</text:p>
          </table:table-cell>
          <table:table-cell office:value-type="float" office:value="320.0">
            <text:p>3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9">
            <text:p>4.8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Jardine1982,WelinEtal1975,ShennanEtal2018">
            <text:p>Jardine1982,WelinEtal197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